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885da" officeooo:paragraph-rsid="001885da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officeooo:rsid="001885da" officeooo:paragraph-rsid="001885da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885da" officeooo:paragraph-rsid="001b1409" style:font-size-asian="10.5pt" style:font-size-complex="12pt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2pt" officeooo:rsid="001885da" officeooo:paragraph-rsid="001885da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9663f" officeooo:paragraph-rsid="0019663f" style:font-size-asian="10.5pt" style:font-size-complex="12pt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officeooo:rsid="0019663f" officeooo:paragraph-rsid="0019663f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9663f" officeooo:paragraph-rsid="001b1409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b1409" officeooo:paragraph-rsid="001b1409" style:font-size-asian="10.5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officeooo:rsid="001b1409" officeooo:paragraph-rsid="001b1409" style:font-size-asian="10.5pt" style:font-size-complex="12pt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2pt" officeooo:rsid="001b1409" officeooo:paragraph-rsid="001b1409" style:font-size-asian="10.5pt" style:font-size-complex="12pt"/>
    </style:style>
    <style:style style:name="P11" style:family="paragraph" style:parent-style-name="Standard" style:list-style-name="L4">
      <style:paragraph-properties fo:text-align="start" style:justify-single-word="false"/>
      <style:text-properties fo:font-size="12pt" officeooo:rsid="001b1409" officeooo:paragraph-rsid="001b1409" style:font-size-asian="10.5pt" style:font-size-complex="12pt"/>
    </style:style>
    <style:style style:name="T1" style:family="text">
      <style:text-properties officeooo:rsid="0019663f"/>
    </style:style>
    <style:style style:name="T2" style:family="text">
      <style:text-properties officeooo:rsid="001b140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moke Test do Sistema de Proposta de Alugueis</text:p>
      <text:p text:style-name="P1"/>
      <text:p text:style-name="P2">TESTE: Cadastro de <text:span text:style-name="T1">Conta</text:span></text:p>
      <text:p text:style-name="P2"/>
      <text:p text:style-name="P2">Objetivo: Cadastrar <text:span text:style-name="T1">conta</text:span> no sistema</text:p>
      <text:p text:style-name="P2">Resultado esperado: Cadastro d<text:span text:style-name="T1">e conta</text:span> feito com sucesso.</text:p>
      <text:list xml:id="list3649285105" text:style-name="L2">
        <text:list-header>
          <text:p text:style-name="P4"/>
        </text:list-header>
        <text:list-item>
          <text:p text:style-name="P4">Acessar página para fazer cadastro na plataforma.</text:p>
        </text:list-item>
        <text:list-item>
          <text:p text:style-name="P4">Inserir <text:span text:style-name="T1">o e-mail “</text:span><text:a xlink:type="simple" xlink:href="mailto:joao@joao.joao" text:style-name="Internet_20_link" text:visited-style-name="Visited_20_Internet_20_Link"><text:span text:style-name="T1">joao@joao.joao</text:span></text:a><text:span text:style-name="T1">” no campo de e-mail.</text:span></text:p>
        </text:list-item>
        <text:list-item>
          <text:p text:style-name="P4"><text:span text:style-name="T1">Inserir a senha “123456789” no campo senha.</text:span></text:p>
        </text:list-item>
        <text:list-item>
          <text:p text:style-name="P4"><text:span text:style-name="T1">Seleciona a opção “Locatário” ou “Proprietário”, de acordo com o tipo de usuário, para o tipo de conta.</text:span></text:p>
        </text:list-item>
        <text:list-item>
          <text:p text:style-name="P6">Inserir o telefone “61998752045” no campo para telefone.</text:p>
        </text:list-item>
        <text:list-item>
          <text:p text:style-name="P6">Inserir o nome “João João da João” no campo usuário.</text:p>
        </text:list-item>
        <text:list-item>
          <text:p text:style-name="P6">Clicar no botão de fazer cadastro.</text:p>
        </text:list-item>
      </text:list>
      <text:p text:style-name="P5"/>
      <text:p text:style-name="P5">TESTE: <text:span text:style-name="T2">Descadastrar conta</text:span> </text:p>
      <text:p text:style-name="P5"/>
      <text:p text:style-name="P3">Objetivo: <text:span text:style-name="T2">Descadastrar conta no sistema</text:span></text:p>
      <text:p text:style-name="P3">Resultado esperado: <text:span text:style-name="T2">Descadastrar conta com sucesso.</text:span></text:p>
      <text:p text:style-name="P3"/>
      <text:list xml:id="list1966137247" text:style-name="L1">
        <text:list-item>
          <text:p text:style-name="P9">Com o usuário autenticado acessar a área do meu perfil</text:p>
        </text:list-item>
        <text:list-item>
          <text:p text:style-name="P9">Clicar no botão de descadastrar conta.</text:p>
        </text:list-item>
      </text:list>
      <text:p text:style-name="P8"/>
      <text:p text:style-name="P7">TESTE: <text:span text:style-name="T2">Editar conta</text:span> </text:p>
      <text:p text:style-name="P7"/>
      <text:p text:style-name="P3">Objetivo: <text:span text:style-name="T2">Editar conta cadastrada no sistema</text:span></text:p>
      <text:p text:style-name="P3">Resultado esperado: <text:span text:style-name="T2">Editar conta com sucesso.</text:span></text:p>
      <text:p text:style-name="P3"/>
      <text:list xml:id="list3950893011" text:style-name="L3">
        <text:list-item>
          <text:p text:style-name="P10">Com o usuário autenticado acessar a área do meu perfil.</text:p>
        </text:list-item>
        <text:list-item>
          <text:p text:style-name="P10">Clicar no botão de editar conta.</text:p>
        </text:list-item>
        <text:list-item>
          <text:p text:style-name="P10">Inserir o telefone “61992296936” no campo de telefone.</text:p>
        </text:list-item>
        <text:list-item>
          <text:p text:style-name="P10">Clicar no botão de salvar.</text:p>
        </text:list-item>
      </text:list>
      <text:p text:style-name="P8"/>
      <text:p text:style-name="P7">TESTE: <text:span text:style-name="T2">Fazer login no sistema</text:span></text:p>
      <text:p text:style-name="P7"/>
      <text:p text:style-name="P3">Objetivo: <text:span text:style-name="T2">Fazer login no sistema</text:span></text:p>
      <text:p text:style-name="P3">Resultado esperado: <text:span text:style-name="T2">Fazer login no sistema com sucesso.</text:span></text:p>
      <text:p text:style-name="P3"/>
      <text:list xml:id="list1634172322" text:style-name="L4">
        <text:list-item>
          <text:p text:style-name="P11">Acessar a página para fazer login no sistema.</text:p>
        </text:list-item>
        <text:list-item>
          <text:p text:style-name="P11">Inserir o e-mail “<text:a xlink:type="simple" xlink:href="mailto:joao@joao.joao" text:style-name="Internet_20_link" text:visited-style-name="Visited_20_Internet_20_Link">joao@joao.joao</text:a>” no campo de e-mail.</text:p>
        </text:list-item>
        <text:list-item>
          <text:p text:style-name="P11">Inserir a senha “123456789” no campo de senha.</text:p>
        </text:list-item>
        <text:list-item>
          <text:p text:style-name="P11">Clicar no botão de login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30T18:18:29.455168748</meta:creation-date>
    <dc:date>2021-04-30T18:43:57.911630490</dc:date>
    <meta:editing-duration>PT15M1S</meta:editing-duration>
    <meta:editing-cycles>2</meta:editing-cycles>
    <meta:generator>LibreOffice/7.1.2.2$Linux_X86_64 LibreOffice_project/10$Build-2</meta:generator>
    <meta:document-statistic meta:table-count="0" meta:image-count="0" meta:object-count="0" meta:page-count="1" meta:paragraph-count="30" meta:word-count="227" meta:character-count="1354" meta:non-whitespace-character-count="1172"/>
  </office:meta>
</office:document-meta>
</file>